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6e6e6" draw:textarea-horizontal-align="center" draw:textarea-vertical-align="middle"/>
    </style:style>
    <style:style style:name="gr2" style:family="graphic" style:parent-style-name="objectwithoutfill">
      <style:graphic-properties svg:stroke-width="0.081cm" svg:stroke-color="#4c4c4c" draw:marker-start="Small_20_Arrow" draw:marker-start-width="0.321cm" draw:marker-end="Small_20_Arrow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55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1cm" fo:min-width="2.548cm"/>
    </style:style>
    <style:style style:name="gr5" style:family="graphic" style:parent-style-name="objectwithoutfill">
      <style:graphic-properties draw:stroke="dash" draw:stroke-dash="Ultrafine_20_Dashed" svg:stroke-width="0.1cm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solid" draw:stroke-dash="Line_20_with_20_Fine_20_Dots" svg:stroke-width="0.053cm" svg:stroke-color="#333333" draw:marker-start="Small_20_Arrow" draw:marker-start-width="0.279cm" draw:marker-end="Square" draw:marker-end-width="0.279cm" svg:stroke-opacity="50%" draw:stroke-linejoin="round" svg:stroke-linecap="round" draw:fill="none" draw:fill-color="#ffffff" draw:textarea-horizontal-align="justify" draw:auto-grow-height="true" draw:auto-grow-width="true" fo:min-height="0.628cm" fo:min-width="7.421cm" fo:padding-top="0.126cm" fo:padding-bottom="0.126cm" fo:padding-left="0.126cm" fo:padding-right="0.126cm"/>
    </style:style>
    <style:style style:name="gr8" style:family="graphic" style:parent-style-name="standard">
      <style:graphic-properties draw:stroke="solid" draw:stroke-dash="Line_20_with_20_Fine_20_Dots" svg:stroke-width="0.053cm" svg:stroke-color="#333333" draw:marker-start="Small_20_Arrow" draw:marker-start-width="0.279cm" draw:marker-end="Square" draw:marker-end-width="0.279cm" svg:stroke-opacity="50%" draw:stroke-linejoin="round" svg:stroke-linecap="round" draw:fill="none" draw:fill-color="#ffffff" draw:textarea-horizontal-align="justify" draw:auto-grow-height="true" draw:auto-grow-width="true" fo:min-height="1.255cm" fo:min-width="7.421cm" fo:padding-top="0.126cm" fo:padding-bottom="0.126cm" fo:padding-left="0.126cm" fo:padding-right="0.12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style:font-name="Carlito" fo:font-size="18pt"/>
    </style:style>
    <style:style style:name="P4" style:family="paragraph">
      <style:paragraph-properties fo:margin-left="0cm" fo:margin-right="0cm" fo:text-align="start" fo:text-indent="0cm"/>
      <style:text-properties style:font-name="Liberation Sans1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start" fo:text-indent="0cm"/>
      <style:text-properties style:font-name="Carlito"/>
    </style:style>
    <style:style style:name="T1" style:family="text">
      <style:text-properties style:font-name="Carlito" fo:font-size="18pt"/>
    </style:style>
    <style:style style:name="T2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12.942cm" svg:height="10.78cm" svg:x="2.847cm" svg:y="4.304cm">
            <text:p/>
          </draw:rect>
          <draw:g>
            <draw:polyline draw:style-name="gr2" draw:layer="layout" svg:width="10.068cm" svg:height="8.929cm" svg:x="4.785cm" svg:y="4.698cm" svg:viewBox="0 0 10069 8930" draw:points="0,0 0,8930 10069,8930">
              <text:p/>
            </draw:polyline>
            <draw:g>
              <draw:frame draw:style-name="gr3" draw:text-style-name="P3" draw:layer="layout" svg:width="4.172cm" svg:height="0.886cm" draw:transform="rotate (1.5707963267949) translate (3.58cm 11.246cm)">
                <draw:text-box>
                  <text:p text:style-name="P2"><text:span text:style-name="T1">Disponibilidad</text:span></text:p>
                </draw:text-box>
              </draw:frame>
              <draw:frame draw:style-name="gr4" draw:text-style-name="P3" draw:layer="layout" svg:width="3.048cm" svg:height="0.921cm" svg:x="8.892cm" svg:y="13.764cm">
                <draw:text-box>
                  <text:p text:style-name="P2"><text:span text:style-name="T1">Inversión</text:span></text:p>
                </draw:text-box>
              </draw:frame>
              <draw:g>
                <draw:polyline draw:style-name="gr5" draw:layer="layout" svg:width="9.964cm" svg:height="8.334cm" svg:x="4.889cm" svg:y="5.293cm" svg:viewBox="0 0 9965 8335" draw:points="0,8335 165,7762 378,7014 637,6364 1108,5516 1580,4791 2621,3843 3943,2870 5148,2047 7295,1073 9965,0">
                  <text:p/>
                </draw:polyline>
                <draw:ellipse draw:style-name="gr6" draw:text-style-name="P1" draw:layer="layout" svg:width="0.178cm" svg:height="0.2cm" svg:x="4.982cm" svg:y="12.943cm">
                  <text:p/>
                </draw:ellipse>
                <draw:ellipse draw:style-name="gr6" draw:text-style-name="P1" draw:layer="layout" svg:width="0.18cm" svg:height="0.201cm" svg:x="5.184cm" svg:y="12.223cm">
                  <text:p/>
                </draw:ellipse>
                <draw:ellipse draw:style-name="gr6" draw:text-style-name="P1" draw:layer="layout" svg:width="0.177cm" svg:height="0.201cm" svg:x="5.474cm" svg:y="11.493cm">
                  <text:p/>
                </draw:ellipse>
                <draw:ellipse draw:style-name="gr6" draw:text-style-name="P1" draw:layer="layout" svg:width="0.179cm" svg:height="0.203cm" svg:x="5.921cm" svg:y="10.714cm">
                  <text:p/>
                </draw:ellipse>
                <draw:ellipse draw:style-name="gr6" draw:text-style-name="P1" draw:layer="layout" svg:width="0.179cm" svg:height="0.202cm" svg:x="6.39cm" svg:y="9.971cm">
                  <text:p/>
                </draw:ellipse>
                <draw:ellipse draw:style-name="gr6" draw:text-style-name="P1" draw:layer="layout" svg:width="0.179cm" svg:height="0.202cm" svg:x="7.423cm" svg:y="9.016cm">
                  <text:p/>
                </draw:ellipse>
                <draw:ellipse draw:style-name="gr6" draw:text-style-name="P1" draw:layer="layout" svg:width="0.18cm" svg:height="0.202cm" svg:x="8.736cm" svg:y="8.061cm">
                  <text:p/>
                </draw:ellipse>
                <draw:ellipse draw:style-name="gr6" draw:text-style-name="P1" draw:layer="layout" svg:width="0.177cm" svg:height="0.202cm" svg:x="9.959cm" svg:y="7.212cm">
                  <text:p/>
                </draw:ellipse>
                <draw:ellipse draw:style-name="gr6" draw:text-style-name="P1" draw:layer="layout" svg:width="0.179cm" svg:height="0.202cm" svg:x="12.117cm" svg:y="6.257cm">
                  <text:p/>
                </draw:ellipse>
                <draw:ellipse draw:style-name="gr6" draw:text-style-name="P1" draw:layer="layout" svg:width="0.177cm" svg:height="0.203cm" svg:x="14.748cm" svg:y="5.196cm">
                  <text:p/>
                </draw:ellipse>
              </draw:g>
            </draw:g>
          </draw:g>
        </draw:g>
        <draw:g>
          <draw:caption draw:style-name="gr7" draw:text-style-name="P4" draw:layer="layout" svg:width="7.673cm" svg:height="0.88cm" svg:x="16.702cm" svg:y="8.104cm" draw:caption-point-x="-1.777cm" draw:caption-point-y="-2.705cm">
            <text:p text:style-name="P4"><text:span text:style-name="T2">Recuperación de desastres</text:span></text:p>
          </draw:caption>
          <draw:caption draw:style-name="gr7" draw:text-style-name="P6" draw:layer="layout" svg:width="7.673cm" svg:height="0.88cm" svg:x="16.702cm" svg:y="9.033cm" draw:caption-point-x="-4.406cm" draw:caption-point-y="-2.574cm">
            <text:p text:style-name="P5"><text:span text:style-name="T2">Replicación</text:span></text:p>
          </draw:caption>
          <draw:caption draw:style-name="gr7" draw:text-style-name="P4" draw:layer="layout" svg:width="7.673cm" svg:height="0.88cm" svg:x="16.702cm" svg:y="9.963cm" draw:caption-point-x="-6.566cm" draw:caption-point-y="-2.549cm">
            <text:p text:style-name="P4"><text:span text:style-name="T2">Failovers</text:span></text:p>
          </draw:caption>
          <draw:caption draw:style-name="gr7" draw:text-style-name="P6" draw:layer="layout" svg:width="7.673cm" svg:height="0.88cm" svg:x="16.702cm" svg:y="10.892cm" draw:caption-point-x="-7.786cm" draw:caption-point-y="-2.629cm">
            <text:p text:style-name="P5"><text:span text:style-name="T2">Servicios y aplicaciones</text:span></text:p>
          </draw:caption>
          <draw:caption draw:style-name="gr7" draw:text-style-name="P4" draw:layer="layout" svg:width="7.673cm" svg:height="0.88cm" svg:x="16.702cm" svg:y="11.822cm" draw:caption-point-x="-9.1cm" draw:caption-point-y="-2.604cm">
            <text:p text:style-name="P4"><text:span text:style-name="T2">Administración de clientes</text:span></text:p>
          </draw:caption>
          <draw:caption draw:style-name="gr7" draw:text-style-name="P6" draw:layer="layout" svg:width="7.673cm" svg:height="0.88cm" svg:x="16.702cm" svg:y="12.757cm" draw:caption-point-x="-10.133cm" draw:caption-point-y="-2.584cm">
            <text:p text:style-name="P5"><text:span text:style-name="T2">Ambiente local</text:span></text:p>
          </draw:caption>
          <draw:caption draw:style-name="gr7" draw:text-style-name="P4" draw:layer="layout" svg:width="7.673cm" svg:height="0.88cm" svg:x="16.702cm" svg:y="13.687cm" draw:caption-point-x="-10.602cm" draw:caption-point-y="-2.77cm">
            <text:p text:style-name="P4"><text:span text:style-name="T2">Redes</text:span></text:p>
          </draw:caption>
          <draw:caption draw:style-name="gr7" draw:text-style-name="P6" draw:layer="layout" svg:width="7.673cm" svg:height="0.88cm" svg:x="16.702cm" svg:y="14.622cm" draw:caption-point-x="-11.051cm" draw:caption-point-y="-2.928cm">
            <text:p text:style-name="P5"><text:span text:style-name="T2">Discos y volúmenes</text:span></text:p>
          </draw:caption>
          <draw:caption draw:style-name="gr7" draw:text-style-name="P4" draw:layer="layout" svg:width="7.673cm" svg:height="0.88cm" svg:x="16.702cm" svg:y="15.552cm" draw:caption-point-x="-11.338cm" draw:caption-point-y="-3.128cm">
            <text:p text:style-name="P4"><text:span text:style-name="T2">Backups confiables</text:span></text:p>
          </draw:caption>
          <draw:caption draw:style-name="gr8" draw:text-style-name="P4" draw:layer="layout" svg:width="7.673cm" svg:height="1.507cm" svg:x="16.702cm" svg:y="16.482cm" draw:caption-point-x="-11.55cm" draw:caption-point-y="-3.339cm">
            <text:p text:style-name="P4"><text:span text:style-name="T2">Buenas prácticas de </text:span></text:p>
            <text:p text:style-name="P4"><text:span text:style-name="T2">administración de sistemas</text:span></text:p>
          </draw:capti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702-3493z"/>
    <draw:marker draw:name="Square" svg:viewBox="0 0 10 10" svg:d="M0 0h10v10h-10z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4-11-27T10:40:10.844902367</meta:creation-date>
    <dc:date>2014-11-27T12:43:04.300978243</dc:date>
    <dc:creator>Eduardo Grosclaude</dc:creator>
    <meta:editing-duration>PT29M39S</meta:editing-duration>
    <meta:editing-cycles>5</meta:editing-cycles>
    <meta:generator>LibreOffice/4.3.4.1$Linux_x86 LibreOffice_project/bc356b2f991740509f321d70e4512a6a54c5f243</meta:generator>
    <meta:document-statistic meta:object-count="30"/>
  </office:meta>
</office:document-meta>
</file>